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Bitstream Charter"/>
    </style:style>
    <style:style style:name="P2" style:family="paragraph" style:parent-style-name="Text_20_body">
      <style:paragraph-properties fo:margin-left="0cm" fo:margin-right="0cm" fo:text-align="justify" style:justify-single-word="false" fo:text-indent="1.979cm" style:auto-text-indent="false"/>
      <style:text-properties style:font-name="Bitstream Charter"/>
    </style:style>
    <style:style style:name="P3" style:family="paragraph" style:parent-style-name="Text_20_body">
      <style:paragraph-properties fo:margin-left="0cm" fo:margin-right="0cm" fo:text-align="justify" style:justify-single-word="false" fo:text-indent="1.979cm" style:auto-text-indent="false"/>
      <style:text-properties style:font-name="Bitstream Charter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998cm" style:auto-text-indent="false"/>
      <style:text-properties style:font-name="Bitstream Charter"/>
    </style:style>
    <style:style style:name="P5" style:family="paragraph" style:parent-style-name="Text_20_body">
      <style:text-properties style:font-name="Bitstream Charter" fo:font-style="normal" style:font-name-asian="WenQuanYi Micro Hei" style:font-style-asian="normal" style:font-name-complex="Lohit Hindi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1.979cm" style:auto-text-indent="false"/>
      <style:text-properties style:font-name="Bitstream Charter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1.979cm" style:auto-text-indent="false"/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1.979cm" style:auto-text-indent="false"/>
      <style:text-properties style:font-name="Bitstream Charter"/>
    </style:style>
    <style:style style:name="P9" style:family="paragraph" style:parent-style-name="Text_20_body">
      <style:paragraph-properties fo:margin-left="0cm" fo:margin-right="0cm" fo:text-align="justify" style:justify-single-word="false" fo:text-indent="1.979cm" style:auto-text-indent="false"/>
      <style:text-properties style:font-name="Bitstream Charter" fo:font-style="normal" style:font-style-asian="normal" style:font-style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1.998cm" style:auto-text-indent="false"/>
      <style:text-properties style:font-name="Bitstream Charter"/>
    </style:style>
    <style:style style:name="P11" style:family="paragraph" style:parent-style-name="Text_20_body">
      <style:paragraph-properties fo:margin-left="0cm" fo:margin-right="0cm" fo:text-align="justify" style:justify-single-word="false" fo:text-indent="1.961cm" style:auto-text-indent="false"/>
      <style:text-properties style:font-name="Bitstream Charter"/>
    </style:style>
    <style:style style:name="P12" style:family="paragraph" style:parent-style-name="Heading_20_1" style:list-style-name="">
      <style:text-properties style:font-name="Bitstream Charter" fo:font-size="16pt" style:font-size-asian="16pt" style:font-size-complex="16pt"/>
    </style:style>
    <style:style style:name="P13" style:family="paragraph" style:parent-style-name="Heading_20_3">
      <style:text-properties style:font-name="Bitstream Charter"/>
    </style:style>
    <style:style style:name="P14" style:family="paragraph" style:parent-style-name="Heading_20_2">
      <style:text-properties style:font-name="Bitstream Charter" fo:font-style="normal" style:font-style-asian="normal" style:font-style-complex="normal"/>
    </style:style>
    <style:style style:name="P15" style:family="paragraph" style:parent-style-name="Heading_20_2">
      <style:text-properties style:font-name="Bitstream Charter" fo:font-style="normal" fo:font-weight="bold" style:font-name-asian="WenQuanYi Micro Hei" style:font-style-asian="normal" style:font-weight-asian="bold" style:font-name-complex="Lohit Hindi" style:font-style-complex="normal" style:font-weight-complex="bold"/>
    </style:style>
    <style:style style:name="P16" style:family="paragraph" style:parent-style-name="Heading_20_2">
      <style:text-properties style:font-name="Bitstream Charter" fo:font-style="normal" style:font-name-asian="WenQuanYi Micro Hei" style:font-style-asian="normal" style:font-name-complex="Lohit Hindi" style:font-style-complex="normal"/>
    </style:style>
    <style:style style:name="P17" style:family="paragraph" style:parent-style-name="Heading_20_2">
      <style:paragraph-properties fo:margin-top="0.423cm" fo:margin-bottom="0.212cm" fo:keep-with-next="always"/>
      <style:text-properties style:font-name="Bitstream Charter" fo:font-style="normal" style:font-name-asian="WenQuanYi Micro Hei" style:font-style-asian="normal" style:font-name-complex="Lohit Hindi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WenQuanYi Micro Hei" style:font-weight-asian="normal" style:font-name-complex="Lohit Hindi" style:font-weight-complex="normal"/>
    </style:style>
    <style:style style:name="T7" style:family="text">
      <style:text-properties style:font-name-asian="WenQuanYi Micro Hei" style:font-name-complex="Lohit Hindi"/>
    </style:style>
    <style:style style:name="T8" style:family="text">
      <style:text-properties style:font-name-asian="OpenSymbol" style:font-name-complex="OpenSymbol"/>
    </style:style>
    <style:style style:name="T9" style:family="text">
      <style:text-properties style:font-name="Bitstream Chart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Manual do Usuário – SysBus</text:h>
      <text:h text:style-name="P14" text:outline-level="2">Tela de Login</text:h>
      <text:p text:style-name="P2">Na tela de login o usuário deverá digitar seu nome de usuário e senha fornecidos pelo administrador do sistema.</text:p>
      <text:p text:style-name="P2">Se o usuário e senha foram digitados corretamente, o usuário poderá acessar os recursos que estão disponíveis a ele no sistema. Caso o usuário ou senha estiverem incorretos, o sistema retornará à tela de login, porém com uma mensagem informando que houve erro de usuário ou senha.</text:p>
      <text:h text:style-name="P14" text:outline-level="2">Tela Inicial</text:h>
      <text:p text:style-name="P1">Descrição dos itens do menu inicial:</text:p>
      <text:p text:style-name="P1">Manutenção<text:tab/><text:tab/><text:tab/><text:tab/><text:tab/>Gerência<text:tab/><text:tab/><text:tab/><text:tab/>Venda</text:p>
      <text:p text:style-name="P1"><text:tab/>Cadastro de Demandas<text:tab/><text:tab/><text:tab/>Cadastro de Cargos<text:tab/><text:tab/><text:tab/>Cupom</text:p>
      <text:p text:style-name="P1"><text:tab/><text:tab/>Períodos<text:tab/><text:tab/><text:tab/><text:tab/>Cadastro de Colaboradores<text:tab/><text:tab/>Venda</text:p>
      <text:p text:style-name="P1"><text:tab/><text:tab/>Demandas</text:p>
      <text:p text:style-name="P1"><text:tab/>Cadastro de Itinerários</text:p>
      <text:p text:style-name="P1"><text:tab/><text:tab/>Trechos</text:p>
      <text:p text:style-name="P1"><text:tab/><text:tab/>Itinerários</text:p>
      <text:p text:style-name="P1"><text:tab/>Cadastro de Carros</text:p>
      <text:p text:style-name="P1"><text:tab/>Cadastro de Linhas</text:p>
      <text:h text:style-name="P13" text:outline-level="3">Cadastro de Demandas</text:h>
      <text:p text:style-name="P4">No submenu Períodos é onde são cadastrados os períodos e os fatores de multiplicação.</text:p>
      <text:p text:style-name="P4">O submenu Demandas usa os dados cadastrados no submenu Períodos para construir as demandas.</text:p>
      <text:h text:style-name="P13" text:outline-level="3">Cadastro de Itinerários</text:h>
      <text:p text:style-name="P4">No submenu Trechos são cadastrados os trechos entre uma cidade e outra cidade adjacente. Além disso, é aqui que são cadastradas as distâncias entre essas cidades.</text:p>
      <text:p text:style-name="P4">No submenu Itinerário são construídos os itinerários a partir dos trechos pré-cadastrados.</text:p>
      <text:h text:style-name="P13" text:outline-level="3">Cadastro de Carros</text:h>
      <text:p text:style-name="P2">Neste menu é onde são cadastrados os ônibus da empresa.</text:p>
      <text:h text:style-name="P13" text:outline-level="3">Cadastro de Linhas</text:h>
      <text:p text:style-name="P4">Neste menu é onde são cadastrados as linhas da empresa.</text:p>
      <text:h text:style-name="P13" text:outline-level="3"><text:soft-page-break/>Gerência de Cargos</text:h>
      <text:p text:style-name="P2">Aqui é onde o gerente cria os cargos da empresa.</text:p>
      <text:h text:style-name="P13" text:outline-level="3">Gerência de Colaboradores</text:h>
      <text:p text:style-name="P11">Aqui é onde o gerente cadastra os usuários, assim como os seus respectivos privilégios no sistema.</text:p>
      <text:h text:style-name="P13" text:outline-level="3">Cupom</text:h>
      <text:p text:style-name="P11">Serve para fazer venda a partir de cupom gerado pelo cliente em compra online.</text:p>
      <text:h text:style-name="P13" text:outline-level="3">Venda</text:h>
      <text:p text:style-name="P2">Este menu acessa a tela de vendas.</text:p>
      <text:h text:style-name="P14" text:outline-level="2">Tela de Cadastro de Períodos</text:h>
      <text:p text:style-name="P2"><text:span text:style-name="T1">Nesta tela, o campo </text:span><text:span text:style-name="T2">código</text:span><text:span text:style-name="T1"> é preenchido automaticamente.</text:span></text:p>
      <text:p text:style-name="P2"><text:span text:style-name="T1">O campo </text:span><text:span text:style-name="T2">Hora de Início</text:span><text:span text:style-name="T1"> deve ser preenchido com a hora que marca o início de um período (exemplo: 13:00) que define uma demanda de uso dos ônibus. O campo </text:span><text:span text:style-name="T2">Hora de Fim</text:span><text:span text:style-name="T1">, por sua vez, determina o fim do período (exemplo: 18:00).</text:span></text:p>
      <text:p text:style-name="P2"><text:span text:style-name="T1">O campo </text:span><text:span text:style-name="T2">Fator de Multiplicação</text:span><text:span text:style-name="T1"> define a porcentagem que será adicionada ao valor da passagem no período que está sendo definido (exemplo: 10%).</text:span></text:p>
      <text:p text:style-name="P2"><text:span text:style-name="T1">Após preencher os campos citados acima o usuário poderá </text:span><text:span text:style-name="T2">Cancelar</text:span><text:span text:style-name="T1"> ou </text:span><text:span text:style-name="T2">Adicionar</text:span><text:span text:style-name="T1"> o período à </text:span><text:span text:style-name="T2">Lista de Períodos</text:span><text:span text:style-name="T1">.</text:span></text:p>
      <text:p text:style-name="P3"><text:span text:style-name="T1">Na </text:span><text:span text:style-name="T3">Lista de Períodos</text:span><text:span text:style-name="T5"> o</text:span><text:span text:style-name="T3"> </text:span><text:span text:style-name="T5">botão </text:span><text:span text:style-name="T3">Editar</text:span><text:span text:style-name="T5"> leva a uma tela pré-preenchida com os dados do período, que poderão ser editados. O botão </text:span><text:span text:style-name="T3">Excluir</text:span><text:span text:style-name="T5"> faz com que o período seja removido da </text:span><text:span text:style-name="T3">Lista de Períodos</text:span><text:span text:style-name="T5">.</text:span></text:p>
      <text:h text:style-name="P14" text:outline-level="2">Tela de Cadastro de Demandas</text:h>
      <text:p text:style-name="P2"><text:span text:style-name="T1">O campo </text:span><text:span text:style-name="T2">Código</text:span><text:span text:style-name="T1"> é gerado automaticamente.</text:span></text:p>
      <text:p text:style-name="P2"><text:span text:style-name="T1">O campo </text:span><text:span text:style-name="T2">Nome</text:span><text:span text:style-name="T1"> deverá ser preenchido com um nome que identifique a demanda (exemplo: Região Norte do Paraná).</text:span></text:p>
      <text:p text:style-name="P2"><text:span text:style-name="T1">O usuário deverá selecionar, na </text:span><text:span text:style-name="T2">Lista de Períodos</text:span><text:span text:style-name="T1">, os períodos que comporão a demanda.</text:span></text:p>
      <text:p text:style-name="P2"><text:span text:style-name="T1">Existe a opção de </text:span><text:span text:style-name="T2">Cancelar</text:span><text:span text:style-name="T1"> a operação e a opção de </text:span><text:span text:style-name="T2">Gerar Demanda</text:span><text:span text:style-name="T1">, que, se acionada, incluirá a nova demanda na </text:span><text:span text:style-name="T2">Lista de Demandas Cadastradas</text:span><text:span text:style-name="T1">.</text:span></text:p>
      <text:p text:style-name="P3"><text:span text:style-name="T1">Na </text:span><text:span text:style-name="T3">Lista de Demandas Cadastradas</text:span><text:span text:style-name="T5"> o botão </text:span><text:span text:style-name="T3">Editar</text:span><text:span text:style-name="T5"> leva a uma tela pré-preenchida com os dados da demanda, que poderão ser editados. O botão </text:span><text:span text:style-name="T3">Excluir</text:span><text:span text:style-name="T5"> faz com que a demanda seja removida da </text:span><text:span text:style-name="T3">Lista de Demandas Cadastradas</text:span><text:span text:style-name="T5">.</text:span></text:p>
      <text:h text:style-name="P14" text:outline-level="2">Tela de Cadastro de Trechos</text:h>
      <text:p text:style-name="P2"><text:span text:style-name="T1">Nesta tela, o campo </text:span><text:span text:style-name="T2">código</text:span><text:span text:style-name="T1"> é preenchido automaticamente.</text:span></text:p>
      <text:p text:style-name="P2"><text:span text:style-name="T1">O campo </text:span><text:span text:style-name="T2">Cidade Origem</text:span><text:span text:style-name="T1"> deve ser preenchido com o nome da cidade que origina </text:span><text:soft-page-break/><text:span text:style-name="T1">o trecho (exemplo: Londrina).</text:span></text:p>
      <text:p text:style-name="P2"><text:span text:style-name="T1">O campo </text:span><text:span text:style-name="T2">Cidade Destino</text:span><text:span text:style-name="T1">, por sua vez, determina o fim do trecho (exemplo: Maringá).</text:span></text:p>
      <text:p text:style-name="P2"><text:span text:style-name="T1">O campo </text:span><text:span text:style-name="T2">Distância (km)</text:span><text:span text:style-name="T1"> deve ser preenchido com a distância, em km, entre a cidade origem e a cidade destino (exemplo: 30 km).</text:span></text:p>
      <text:p text:style-name="P2"><text:span text:style-name="T1">Da mesma forma, o campo </text:span><text:span text:style-name="T2">Tempo (Minutos)</text:span><text:span text:style-name="T1"> deve ser preenchido com o tempo, em minutos, que o ônibus gasta para ir da cidade origem até a cidade destino (exemplo: 120 minutos).</text:span></text:p>
      <text:p text:style-name="P2"><text:span text:style-name="T1">Após preencher os campos citados acima, o usuário poderá </text:span><text:span text:style-name="T2">Cancelar</text:span><text:span text:style-name="T1"> ou </text:span><text:span text:style-name="T2">Adicionar</text:span><text:span text:style-name="T1"> o trecho à </text:span><text:span text:style-name="T2">Lista de Trechos Cadastrados</text:span><text:span text:style-name="T1">.</text:span></text:p>
      <text:h text:style-name="P14" text:outline-level="2">Tela de Cadastro de Itinerários</text:h>
      <text:p text:style-name="P3">O campo <text:span text:style-name="T3">Código</text:span> é gerado automaticamente.</text:p>
      <text:p text:style-name="P3">O campo <text:span text:style-name="T3">Nome</text:span> deverá ser preenchido com um nome que identifique o itinerário (exemplo: Londrina-Maringá). O sistema não aceitará dois ou mais nomes iguais.</text:p>
      <text:p text:style-name="P3">O usuário deverá selecionar, na <text:span text:style-name="T3">Lista de Trechos</text:span>, os trechos que comporão o itinerário.</text:p>
      <text:p text:style-name="P3">Existe a opção de <text:span text:style-name="T3">Cancelar</text:span> a operação e a opção de <text:span text:style-name="T3">Gerar Itinerário</text:span>, que, se acionada, incluirá um novo itinerário na <text:span text:style-name="T3">Lista de Itinerários Cadastrados</text:span>.</text:p>
      <text:p text:style-name="P3">Na <text:span text:style-name="T3">Lista de Itinerários Cadastrados</text:span><text:span text:style-name="T5"> o botão </text:span><text:span text:style-name="T3">Editar</text:span><text:span text:style-name="T5"> leva a uma tela pré-preenchida com os dados do itinerário, que poderão ser editados. O botão </text:span><text:span text:style-name="T3">Excluir</text:span><text:span text:style-name="T5"> faz com que o itinerário seja removido da </text:span><text:span text:style-name="T3">Lista de Itinerários Cadastrados</text:span><text:span text:style-name="T5">.</text:span></text:p>
      <text:h text:style-name="P14" text:outline-level="2">Tela de Cadastro de Carros</text:h>
      <text:p text:style-name="P3">O campo <text:span text:style-name="T3">Código</text:span> deve ser preenchido com o número que identifica o ônibus (exemplo: 5420). Se o ônibus não tem um número, deverá ser informado a placa do mesmo (exemplo: ABC-1234).</text:p>
      <text:p text:style-name="P3">No campo <text:span text:style-name="T3">Número de Passageiros</text:span> deve conter o número de assentos do ônibus (exemplo: 45).</text:p>
      <text:p text:style-name="P3">Existe a opção de <text:span text:style-name="T3">Cancelar</text:span> a operação e a opção de <text:span text:style-name="T3">Adicionar</text:span>, que, se acionada, incluirá um novo carro na <text:span text:style-name="T3">Lista de Carros Cadastrados</text:span>.</text:p>
      <text:h text:style-name="P14" text:outline-level="2">Tela de Cadastro de Linhas</text:h>
      <text:p text:style-name="P3">O campo <text:span text:style-name="T3">Código</text:span> é gerado automaticamente.</text:p>
      <text:p text:style-name="P3">O campo <text:span text:style-name="T3">Nome</text:span> deve ser preenchido com um nome que identifique a linha (exemplo: Londrina-Maringá).</text:p>
      <text:p text:style-name="P3">O campo <text:span text:style-name="T3">Hora de Início</text:span> deve ser preenchido com a hora a que o ônibus parte da origem do itinerário.</text:p>
      <text:p text:style-name="P3">Na tabela <text:span text:style-name="T3">Itinerário</text:span> pode-se clicar no ícone <text:span text:style-name="T3">Mostrar</text:span><text:span text:style-name="T5"> referente a um itinerário para visualizá-lo em detalhes. Clicando no ícone </text:span><text:span text:style-name="T3">Selecionar</text:span><text:span text:style-name="T5">, automaticamente o itinerário é eleito para compor a linha.</text:span></text:p>
      <text:p text:style-name="P3"><text:span text:style-name="T5">Na tabela </text:span><text:span text:style-name="T3">Demanda</text:span><text:span text:style-name="T5"> pode-se clicar no ícone </text:span><text:span text:style-name="T3">Mostrar</text:span><text:span text:style-name="T5"> referente a uma demanda </text:span><text:soft-page-break/><text:span text:style-name="T5">para visualizá-la em detalhes. Clicando no ícone </text:span><text:span text:style-name="T3">Selecionar</text:span><text:span text:style-name="T5">, automaticamente a demanda é eleita para compor a linha.</text:span></text:p>
      <text:p text:style-name="P3">Existe a opção de <text:span text:style-name="T3">Cancelar</text:span> a operação e a opção de <text:span text:style-name="T3">Gerar Linha</text:span>, que, se acionada, incluirá um novo itinerário na <text:span text:style-name="T3">Lista de Linhas Cadastradas</text:span>.</text:p>
      <text:p text:style-name="P3">Na <text:span text:style-name="T3">Lista de Linhas Cadastradas</text:span><text:span text:style-name="T5">, clicando-se em </text:span><text:span text:style-name="T3">Detalhes</text:span><text:span text:style-name="T5">, serão apresentados na tela todos os detalhes referentes à linha. O botão </text:span><text:span text:style-name="T3">Editar</text:span><text:span text:style-name="T5"> leva a uma tela pré-preenchida com os dados da linha, que poderão ser editados. O botão </text:span><text:span text:style-name="T3">Excluir</text:span><text:span text:style-name="T5"> faz com que a linha seja removida da </text:span><text:span text:style-name="T3">Lista de Linhas Cadastradas</text:span><text:span text:style-name="T5">.</text:span></text:p>
      <text:h text:style-name="P14" text:outline-level="2">Tela de Cadastro de Cargos</text:h>
      <text:p text:style-name="P3">O campo <text:span text:style-name="T3">Código</text:span> é gerado automaticamente.</text:p>
      <text:p text:style-name="P3">O campo <text:span text:style-name="T3">Nome</text:span> deverá ser preenchido com um nome que identifique o cargo (exemplo: Administrador). O sistema não aceitará dois ou mais nomes iguais.</text:p>
      <text:p text:style-name="P3">Para dar permissão em um determinado módulo, basta marcar a <text:span text:style-name="T3">Caixa de Seleção</text:span> referente ao mesmo (exemplo: Vendas <text:span text:style-name="T8"></text:span>, Itinerários, Carros <text:span text:style-name="T8"></text:span>, Custos, Criar Cargos).</text:p>
      <text:p text:style-name="P3">Existe a opção de <text:span text:style-name="T3">Cancelar</text:span> a operação e a opção de <text:span text:style-name="T3">Gerar Cargo</text:span>, que, se acionada, incluirá um novo cargo na <text:span text:style-name="T3">Lista de Cargos Cadastrados</text:span>.</text:p>
      <text:p text:style-name="P3">Na <text:span text:style-name="T3">Lista de Cargos Cadastrados </text:span><text:span text:style-name="T5">o</text:span><text:span text:style-name="T3"> </text:span><text:span text:style-name="T5">botão </text:span><text:span text:style-name="T3">Editar</text:span><text:span text:style-name="T5"> leva a uma tela pré-preenchida com os dados do cargo, que poderão ser editados. O botão </text:span><text:span text:style-name="T3">Excluir</text:span><text:span text:style-name="T5"> faz com que o cargo seja removido da </text:span><text:span text:style-name="T3">Lista de Cargos Cadastrados</text:span><text:span text:style-name="T5">.</text:span></text:p>
      <text:h text:style-name="P17" text:outline-level="2">Tela de Cadastro de Colaboradores</text:h>
      <text:p text:style-name="P3">O campo <text:span text:style-name="T3">Código</text:span> é gerado automaticamente.</text:p>
      <text:p text:style-name="P3">O campo <text:span text:style-name="T3">Nome</text:span> deverá ser preenchido com um nome que identifique o colaborador (exemplo: José da Silva). O sistema não aceitará dois ou mais nomes iguais.</text:p>
      <text:p text:style-name="P3">O campo <text:span text:style-name="T3">Login</text:span> deverá ter no máximo 20 caracteres. Este campo identifica o usuário no sistema.</text:p>
      <text:p text:style-name="P3">Na <text:span text:style-name="T3">Lista de Cargos Cadastrados </text:span><text:span text:style-name="T5">deverá ser selecionado o cargo que o colaborador irá exercer. Só poderá ser marcado um cargo por colaborador.</text:span></text:p>
      <text:p text:style-name="P3">Existe a opção de <text:span text:style-name="T3">Cancelar</text:span> a operação e a opção de <text:span text:style-name="T3">Adicionar Colaborador</text:span>, que, se acionada, incluirá um novo colaborador na <text:span text:style-name="T3">Lista de Colaboradores Cadastrados</text:span>.</text:p>
      <text:p text:style-name="P3"><text:span text:style-name="T7">Na </text:span><text:span text:style-name="T4">Lista de Cargos Cadastrados </text:span><text:span text:style-name="T6">o</text:span><text:span text:style-name="T4"> </text:span><text:span text:style-name="T6">botão </text:span><text:span text:style-name="T4">Editar</text:span><text:span text:style-name="T6"> leva a uma tela pré-preenchida com os dados do cargo, que poderão ser editados. O botão </text:span><text:span text:style-name="T4">Excluir</text:span><text:span text:style-name="T6"> faz com que o cargo seja removido da </text:span><text:span text:style-name="T4">Lista de Cargos Cadastrados</text:span><text:span text:style-name="T6">.</text:span></text:p>
      <text:h text:style-name="P15" text:outline-level="2">Tela de Ven<text:span text:style-name="T9">das por Cupom</text:span></text:h>
      <text:p text:style-name="P3">O campo <text:span text:style-name="T3">Número do Cupom</text:span> deverá ser preenchido com o cupom apresentado pelo cliente.</text:p>
      <text:p text:style-name="P7"><text:span text:style-name="T7">Existe a opção de cancelar a operação e a opção de </text:span><text:span text:style-name="T4">Emitir Passagem</text:span><text:span text:style-name="T7">, que, se acionada, enviará a impressão do cupom fiscal para a impressora.</text:span></text:p>
      <text:h text:style-name="P16" text:outline-level="2"><text:soft-page-break/>Tela de Vendas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charset="x-symbol"/>
    <style:font-face style:name="Lohit Hindi1" svg:font-family="'Lohit Hindi'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io Oliveira</meta:initial-creator>
    <meta:creation-date>2011-06-24T18:11:10</meta:creation-date>
    <dc:date>2011-06-26T00:19:46</dc:date>
    <dc:creator>PH </dc:creator>
    <meta:editing-duration>PT6H33M46S</meta:editing-duration>
    <meta:editing-cycles>16</meta:editing-cycles>
    <meta:generator>LibreOffice/3.3$Linux LibreOffice_project/330m19$Build-202</meta:generator>
    <meta:document-statistic meta:table-count="0" meta:image-count="0" meta:object-count="0" meta:page-count="5" meta:paragraph-count="87" meta:word-count="1291" meta:character-count="7687"/>
  </office:meta>
</office:document-meta>
</file>